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408" calcext:value-type="float">
            <text:p>78.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664" calcext:value-type="float">
            <text:p>83.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376" calcext:value-type="float">
            <text:p>83.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392" calcext:value-type="float">
            <text:p>84.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896" calcext:value-type="float">
            <text:p>83.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84" calcext:value-type="float">
            <text:p>82.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48" calcext:value-type="float">
            <text:p>80.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728" calcext:value-type="float">
            <text:p>81.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048" calcext:value-type="float">
            <text:p>80.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808" calcext:value-type="float">
            <text:p>79.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712" calcext:value-type="float">
            <text:p>79.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136" calcext:value-type="float">
            <text:p>79.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1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1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1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1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96" calcext:value-type="float">
            <text:p>80.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1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96" calcext:value-type="float">
            <text:p>80.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1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1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1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1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1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136" calcext:value-type="float">
            <text:p>79.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1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1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1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5104" calcext:value-type="float">
            <text:p>78.1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200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199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652" calcext:value-type="float">
            <text:p>78.8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98" calcext:value-type="float">
            <text:p>78.4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199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9584" calcext:value-type="float">
            <text:p>79.7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048" calcext:value-type="float">
            <text:p>80.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199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888" calcext:value-type="float">
            <text:p>82.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656" calcext:value-type="float">
            <text:p>82.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198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198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198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3352" calcext:value-type="float">
            <text:p>77.8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198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8536" calcext:value-type="float">
            <text:p>76.6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198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198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0536" calcext:value-type="float">
            <text:p>69.8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198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197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197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1976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316" calcext:value-type="float">
            <text:p>67.1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197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3064" calcext:value-type="float">
            <text:p>65.6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197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168" calcext:value-type="float">
            <text:p>74.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197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824" calcext:value-type="float">
            <text:p>73.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197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197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5592" calcext:value-type="float">
            <text:p>65.3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202</text:p>
          </table:table-cell>
          <table:table-cell office:value-type="string" calcext:value-type="string">
            <text:p>Pidcoke Quad</text:p>
          </table:table-cell>
          <table:table-cell office:value-type="string" calcext:value-type="string">
            <text:p>197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74" meta:object-count="0"/>
    <meta:user-defined meta:name="AppVersion">3.0</meta:user-defined>
  </office:meta>
</office:document-meta>
</file>